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004a" officeooo:paragraph-rsid="00109517"/>
    </style:style>
    <style:style style:name="P2" style:family="paragraph" style:parent-style-name="Text_20_body">
      <style:text-properties officeooo:rsid="000745f9" officeooo:paragraph-rsid="00109517"/>
    </style:style>
    <style:style style:name="P3" style:family="paragraph" style:parent-style-name="Text_20_body">
      <style:text-properties fo:font-weight="bold" officeooo:rsid="000745f9" officeooo:paragraph-rsid="00109517" style:font-weight-asian="bold" style:font-weight-complex="bold"/>
    </style:style>
    <style:style style:name="P4" style:family="paragraph" style:parent-style-name="Text_20_body">
      <style:text-properties fo:font-weight="bold" officeooo:rsid="00109517" officeooo:paragraph-rsid="00109517" style:font-weight-asian="bold" style:font-weight-complex="bold"/>
    </style:style>
    <style:style style:name="P5" style:family="paragraph" style:parent-style-name="Text_20_body">
      <style:text-properties fo:font-style="normal" fo:font-weight="normal" officeooo:rsid="000830ab" officeooo:paragraph-rsid="00109517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09c5d0" officeooo:paragraph-rsid="00109517"/>
    </style:style>
    <style:style style:name="P7" style:family="paragraph" style:parent-style-name="Text_20_body">
      <style:text-properties officeooo:rsid="00124ee4" officeooo:paragraph-rsid="00124ee4"/>
    </style:style>
    <style:style style:name="P8" style:family="paragraph" style:parent-style-name="Text_20_body" style:list-style-name="L8">
      <style:text-properties officeooo:rsid="00124ee4" officeooo:paragraph-rsid="00124ee4"/>
    </style:style>
    <style:style style:name="P9" style:family="paragraph" style:parent-style-name="Text_20_body" style:list-style-name="L7">
      <style:paragraph-properties fo:margin-top="0cm" fo:margin-bottom="0.046cm" loext:contextual-spacing="false"/>
      <style:text-properties officeooo:rsid="0012004a" officeooo:paragraph-rsid="00109517"/>
    </style:style>
    <style:style style:name="P10" style:family="paragraph" style:parent-style-name="Text_20_body">
      <style:paragraph-properties fo:margin-top="0cm" fo:margin-bottom="0.046cm" loext:contextual-spacing="false"/>
      <style:text-properties officeooo:rsid="0012004a" officeooo:paragraph-rsid="00109517"/>
    </style:style>
    <style:style style:name="P11" style:family="paragraph" style:parent-style-name="Text_20_body" style:list-style-name="L5">
      <style:paragraph-properties fo:margin-top="0cm" fo:margin-bottom="0.046cm" loext:contextual-spacing="false"/>
      <style:text-properties officeooo:rsid="000f84af" officeooo:paragraph-rsid="00109517"/>
    </style:style>
    <style:style style:name="P12" style:family="paragraph" style:parent-style-name="Text_20_body">
      <style:paragraph-properties fo:margin-top="0cm" fo:margin-bottom="0.046cm" loext:contextual-spacing="false"/>
      <style:text-properties officeooo:rsid="000f84af" officeooo:paragraph-rsid="00109517"/>
    </style:style>
    <style:style style:name="P13" style:family="paragraph" style:parent-style-name="Text_20_body" style:list-style-name="L6">
      <style:paragraph-properties fo:margin-top="0cm" fo:margin-bottom="0.046cm" loext:contextual-spacing="false"/>
      <style:text-properties officeooo:rsid="001079db" officeooo:paragraph-rsid="00109517"/>
    </style:style>
    <style:style style:name="P14" style:family="paragraph" style:parent-style-name="Text_20_body">
      <style:paragraph-properties fo:margin-top="0cm" fo:margin-bottom="0.046cm" loext:contextual-spacing="false"/>
      <style:text-properties officeooo:rsid="001079db" officeooo:paragraph-rsid="00109517"/>
    </style:style>
    <style:style style:name="P15" style:family="paragraph" style:parent-style-name="Text_20_body" style:list-style-name="L7">
      <style:paragraph-properties fo:margin-top="0cm" fo:margin-bottom="0.046cm" loext:contextual-spacing="false"/>
      <style:text-properties officeooo:rsid="0012f4d3" officeooo:paragraph-rsid="0012f4d3"/>
    </style:style>
    <style:style style:name="P16" style:family="paragraph" style:parent-style-name="Text_20_body" style:list-style-name="L2">
      <style:paragraph-properties fo:margin-top="0cm" fo:margin-bottom="0.146cm" loext:contextual-spacing="false"/>
      <style:text-properties officeooo:rsid="0009c5d0" officeooo:paragraph-rsid="00109517"/>
    </style:style>
    <style:style style:name="P17" style:family="paragraph" style:parent-style-name="Text_20_body">
      <style:paragraph-properties fo:margin-top="0cm" fo:margin-bottom="0.146cm" loext:contextual-spacing="false"/>
      <style:text-properties officeooo:rsid="0009c5d0" officeooo:paragraph-rsid="00109517"/>
    </style:style>
    <style:style style:name="P18" style:family="paragraph" style:parent-style-name="Text_20_body" style:list-style-name="L2">
      <style:paragraph-properties fo:margin-top="0cm" fo:margin-bottom="0.146cm" loext:contextual-spacing="false"/>
      <style:text-properties officeooo:paragraph-rsid="00109517"/>
    </style:style>
    <style:style style:name="P19" style:family="paragraph" style:parent-style-name="Heading_20_1">
      <style:text-properties officeooo:rsid="0012004a" officeooo:paragraph-rsid="00109517"/>
    </style:style>
    <style:style style:name="P20" style:family="paragraph" style:parent-style-name="Heading_20_1">
      <style:text-properties officeooo:rsid="000739ca" officeooo:paragraph-rsid="00109517"/>
    </style:style>
    <style:style style:name="P21" style:family="paragraph" style:parent-style-name="Heading_20_1">
      <style:text-properties officeooo:rsid="00089708" officeooo:paragraph-rsid="00109517"/>
    </style:style>
    <style:style style:name="P22" style:family="paragraph" style:parent-style-name="Heading_20_1">
      <style:text-properties officeooo:rsid="000f84af" officeooo:paragraph-rsid="00109517"/>
    </style:style>
    <style:style style:name="P23" style:family="paragraph" style:parent-style-name="Heading_20_1">
      <style:text-properties officeooo:rsid="001079db" officeooo:paragraph-rsid="00109517"/>
    </style:style>
    <style:style style:name="P24" style:family="paragraph" style:parent-style-name="Heading_20_1">
      <style:text-properties officeooo:paragraph-rsid="00124ee4"/>
    </style:style>
    <style:style style:name="P25" style:family="paragraph" style:parent-style-name="Title">
      <style:text-properties officeooo:rsid="00109517" officeooo:paragraph-rsid="00109517"/>
    </style:style>
    <style:style style:name="P26" style:family="paragraph" style:parent-style-name="Subtitle">
      <style:text-properties officeooo:rsid="00109517" officeooo:paragraph-rsid="001095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92f6"/>
    </style:style>
    <style:style style:name="T3" style:family="text">
      <style:text-properties officeooo:rsid="0009c5d0"/>
    </style:style>
    <style:style style:name="T4" style:family="text">
      <style:text-properties officeooo:rsid="00124e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ETWORK SECURITY</text:p>
      <text:p text:style-name="P26">Chat Portal with TLS</text:p>
      <text:p text:style-name="P26">Assignment 3</text:p>
      <text:p text:style-name="P26">Gursimran Singh – 2014041</text:p>
      <text:h text:style-name="P20" text:outline-level="1">Directory Structure</text:h>
      <text:p text:style-name="P2">Explanation of the Directory Structure</text:p>
      <text:p text:style-name="P3">1. auxcode:<text:span text:style-name="T1"> contains auxilliary code required by the main server and client code or both.</text:span></text:p>
      <text:p text:style-name="P4">2. auth:<text:span text:style-name="T1"> contains certificates for CA and clients already created for ease (programs can also create these at runtime also).</text:span></text:p>
      <text:p text:style-name="P4">3. database:<text:span text:style-name="T1"> Stores files like registerd_users etc..</text:span></text:p>
      <text:p text:style-name="P4">4. doc:<text:span text:style-name="T1"> documentation</text:span></text:p>
      <text:p text:style-name="P4">5. exec:<text:span text:style-name="T1"> executables for CA, Server and Client</text:span></text:p>
      <text:p text:style-name="P4">6. header:<text:span text:style-name="T1"> header files</text:span></text:p>
      <text:p text:style-name="P4">7. main:<text:span text:style-name="T1"> main code for CA, Server, and Client</text:span></text:p>
      <text:p text:style-name="P4">8. obj:<text:span text:style-name="T1"> temporary object files made while make</text:span></text:p>
      <text:p text:style-name="P4">9. temp:<text:span text:style-name="T1"> certificates etc. generated at runtime</text:span></text:p>
      <text:p text:style-name="P5"/>
      <text:h text:style-name="P21" text:outline-level="1">What the system does.</text:h>
      <text:p text:style-name="P6">The system supports the following functionalities:</text:p>
      <text:list xml:id="list1273734198128393859" text:style-name="L2">
        <text:list-item>
          <text:p text:style-name="P16">A u<text:span text:style-name="T2">s</text:span>er can register with a desired username and password.</text:p>
        </text:list-item>
        <text:list-item>
          <text:p text:style-name="P16">A user can login by supplying his username and password.</text:p>
        </text:list-item>
        <text:list-item>
          <text:p text:style-name="P18"><text:span text:style-name="T3">A user can send a message to any registered user.</text:span></text:p>
        </text:list-item>
      </text:list>
      <text:p text:style-name="P17"/>
      <text:h text:style-name="P22" text:outline-level="1">Commands to use the system.</text:h>
      <text:list xml:id="list3503759620739206316" text:style-name="L5">
        <text:list-item>
          <text:p text:style-name="P11">/register &lt;uname&gt; &lt;pword&gt;</text:p>
        </text:list-item>
        <text:list-item>
          <text:p text:style-name="P11">/login &lt;uname&gt; &lt;pword&gt;</text:p>
        </text:list-item>
        <text:list-item>
          <text:p text:style-name="P11">/logout</text:p>
        </text:list-item>
        <text:list-item>
          <text:p text:style-name="P11">/msg &lt;to_uname&gt;</text:p>
        </text:list-item>
        <text:list-item>
          <text:p text:style-name="P11">/exit</text:p>
        </text:list-item>
      </text:list>
      <text:p text:style-name="P12"><text:soft-page-break/></text:p>
      <text:h text:style-name="P23" text:outline-level="1">Assumptions made by me.</text:h>
      <text:list xml:id="list1331248552621334614" text:style-name="L6">
        <text:list-item>
          <text:p text:style-name="P13">Username and password will be continuous, i.e, no space is present in username and password.</text:p>
        </text:list-item>
        <text:list-item>
          <text:p text:style-name="P13">Usernames are case sensitive.</text:p>
        </text:list-item>
        <text:list-item>
          <text:p text:style-name="P13">Every message sent by a user will be maximum 1024 characters long.</text:p>
        </text:list-item>
      </text:list>
      <text:p text:style-name="P14"/>
      <text:h text:style-name="P19" text:outline-level="1">Corner Cases Handled.</text:h>
      <text:p text:style-name="P1">Following are the corner cases that i handled while making the code :</text:p>
      <text:list xml:id="list2838459963859689173" text:style-name="L7">
        <text:list-item>
          <text:p text:style-name="P9">No two users can have same username.</text:p>
        </text:list-item>
        <text:list-item>
          <text:p text:style-name="P9">No user can login without registering.</text:p>
        </text:list-item>
        <text:list-item>
          <text:p text:style-name="P9">A user can send a message to another user iff the receiving user is online.</text:p>
        </text:list-item>
        <text:list-item>
          <text:p text:style-name="P15">The ports on which clients open server sockets are not hardcoded.</text:p>
        </text:list-item>
        <text:list-item>
          <text:p text:style-name="P15">The clients can generate their certificates using the application itself.</text:p>
        </text:list-item>
        <text:list-item>
          <text:p text:style-name="P15">The CA can sign CSRs on the fly also.</text:p>
        </text:list-item>
        <text:list-item>
          <text:p text:style-name="P15">The CA doesn’t sign CSR without the users consent and asks for user input to sign the CSR.</text:p>
        </text:list-item>
      </text:list>
      <text:p text:style-name="P10"/>
      <text:h text:style-name="P24" text:outline-level="1"><text:span text:style-name="T4">How TLS Works in Application</text:span></text:h>
      <text:p text:style-name="P7">The clients generate and get their certificates signed by the CA if required before sending msg requests.</text:p>
      <text:list xml:id="list4963272231680171568" text:style-name="L8">
        <text:list-item>
          <text:p text:style-name="P8">Client A sends a msg request to another Client B via the chat server.</text:p>
        </text:list-item>
        <text:list-item>
          <text:p text:style-name="P8">Client B opens up a server socket on the next available port and sends the address of this socket to Client A via the chat server.</text:p>
        </text:list-item>
        <text:list-item>
          <text:p text:style-name="P8">Client A conncets to the Client B’s server socket and initiates a TLS handshake.</text:p>
        </text:list-item>
        <text:list-item>
          <text:p text:style-name="P8">A mutual TLS handshake is done.</text:p>
        </text:list-item>
        <text:list-item>
          <text:p text:style-name="P8">The message is sent over the TLS connection after verifying the client and server’s certifica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7:34:11.517751089</meta:creation-date>
    <dc:date>2016-11-30T08:13:19.788272032</dc:date>
    <meta:editing-duration>PT16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401" meta:character-count="2257" meta:non-whitespace-character-count="1924"/>
  </office:meta>
</office:document-meta>
</file>